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ra" svg:font-family="Lora, serif"/>
    <style:font-face style:name="OpenSymbol" svg:font-family="OpenSymbol"/>
    <style:font-face style:name="Tahoma1" svg:font-family="Tahoma"/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rebuchet MS" fo:font-size="18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Trebuchet MS" fo:font-size="30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666666" style:text-line-through-style="none" style:font-name="Trebuchet MS" fo:font-size="13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</style:style>
    <style:style style:name="P5" style:family="paragraph" style:parent-style-name="Text_20_body">
      <style:paragraph-properties fo:margin-top="0cm" fo:margin-bottom="0cm" fo:line-height="138%" fo:text-align="justify" style:justify-single-word="false" style:writing-mode="lr-tb"/>
    </style:style>
    <style:style style:name="P6" style:family="paragraph" style:parent-style-name="Text_20_body">
      <style:paragraph-properties fo:margin-top="0cm" fo:margin-bottom="0cm" fo:line-height="138%" fo:text-align="center" style:justify-single-word="false" fo:padding="0cm" fo:border="none" style:writing-mode="lr-tb"/>
      <style:text-properties fo:font-variant="normal" fo:text-transform="none" fo:color="#666666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fo:padding="0cm" fo:border="none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8" style:family="paragraph" style:parent-style-name="Text_20_body">
      <style:paragraph-properties fo:margin-left="2.54cm" fo:margin-right="0cm" fo:margin-top="0cm" fo:margin-bottom="0cm" fo:line-height="138%" fo:text-indent="0cm" style:auto-text-indent="false" style:writing-mode="lr-tb"/>
      <style:text-properties fo:font-variant="normal" fo:text-transform="none" fo:color="#666666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2.54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Trebuchet MS" fo:font-size="13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2.54cm" fo:margin-right="0cm" fo:margin-top="0cm" fo:margin-bottom="0cm" fo:line-height="138%" fo:text-indent="0cm" style:auto-text-indent="false" style:writing-mode="lr-tb"/>
    </style:style>
    <style:style style:name="P11" style:family="paragraph" style:parent-style-name="Text_20_body">
      <style:paragraph-properties fo:margin-left="2.54cm" fo:margin-right="0cm" fo:margin-top="0cm" fo:margin-bottom="0cm" fo:line-height="138%" fo:text-indent="1.27cm" style:auto-text-indent="false" style:writing-mode="lr-tb"/>
      <style:text-properties fo:font-variant="normal" fo:text-transform="none" fo:color="#666666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left="3.81cm" fo:margin-right="0cm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font-name="Trebuchet MS" fo:font-size="13pt" fo:font-style="normal" style:text-underline-style="solid" style:text-underline-width="auto" style:text-underline-color="font-color" fo:font-weight="bold" fo:background-color="transparent"/>
    </style:style>
    <style:style style:name="P14" style:family="paragraph" style:parent-style-name="Text_20_body">
      <style:paragraph-properties fo:margin-left="0cm" fo:margin-right="0cm" fo:margin-top="0cm" fo:margin-bottom="0cm" fo:line-height="138%" fo:text-align="justify" style:justify-single-word="false" fo:text-indent="1.27cm" style:auto-text-indent="false" style:writing-mode="lr-tb"/>
      <style:text-properties fo:font-variant="normal" fo:text-transform="none" fo:color="#000000" style:font-name="Trebuchet MS" fo:font-size="13pt" fo:font-style="normal" style:text-underline-style="solid" style:text-underline-width="auto" style:text-underline-color="font-color" fo:font-weight="bold" fo:background-color="transparent"/>
    </style:style>
    <style:style style:name="P15" style:family="paragraph" style:parent-style-name="Text_20_body">
      <style:paragraph-properties fo:margin-left="0cm" fo:margin-right="0cm" fo:margin-top="0cm" fo:margin-bottom="0cm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cm" fo:margin-right="0cm" fo:margin-top="0cm" fo:margin-bottom="0cm" fo:line-height="138%" fo:text-indent="1.27cm" style:auto-text-indent="false" style:writing-mode="lr-tb"/>
    </style:style>
    <style:style style:name="P17" style:family="paragraph" style:parent-style-name="Text_20_body">
      <style:paragraph-properties fo:margin-left="0cm" fo:margin-right="0cm" fo:margin-top="0cm" fo:margin-bottom="0cm" fo:line-height="138%" fo:text-align="justify" style:justify-single-word="false" fo:text-indent="1.27cm" style:auto-text-indent="false" style:writing-mode="lr-tb"/>
    </style:style>
    <style:style style:name="P18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19" style:family="paragraph" style:parent-style-name="Heading_20_2">
      <style:paragraph-properties fo:margin-left="1.27cm" fo:margin-right="0cm" fo:margin-top="0.353cm" fo:margin-bottom="0cm" fo:line-height="138%" fo:text-indent="0cm" style:auto-text-indent="false" style:writing-mode="lr-tb"/>
      <style:text-properties fo:font-variant="normal" fo:text-transform="none" fo:color="#000000" style:font-name="Trebuchet MS" fo:font-size="13pt" fo:font-style="normal" style:text-underline-style="solid" style:text-underline-width="auto" style:text-underline-color="font-color" fo:font-weight="bold" fo:background-color="transparent"/>
    </style:style>
    <style:style style:name="P20" style:family="paragraph" style:parent-style-name="Text_20_body">
      <style:paragraph-properties fo:margin-top="0cm" fo:margin-bottom="0.423cm" fo:line-height="138%" fo:text-align="justify" style:justify-single-word="false" style:writing-mode="lr-tb"/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rebuchet MS" fo:font-size="14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2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rebuchet MS" fo:font-size="13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2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rebuchet MS" fo:font-size="13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5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6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8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26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31" style:family="paragraph" style:parent-style-name="Text_20_body" style:list-style-name="L1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3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34" style:family="paragraph" style:parent-style-name="Text_20_body" style:list-style-name="L9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35" style:family="paragraph" style:parent-style-name="Text_20_body" style:list-style-name="L1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36" style:family="paragraph" style:parent-style-name="Text_20_body" style:list-style-name="L16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37" style:family="paragraph" style:parent-style-name="Text_20_body" style:list-style-name="L19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38" style:family="paragraph" style:parent-style-name="Text_20_body" style:list-style-name="L20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39" style:family="paragraph" style:parent-style-name="Text_20_body" style:list-style-name="L23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40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41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42" style:family="paragraph" style:parent-style-name="Text_20_body" style:list-style-name="L2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43" style:family="paragraph" style:parent-style-name="Text_20_body" style:list-style-name="L1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/>
    </style:style>
    <style:style style:name="P44" style:family="paragraph" style:parent-style-name="Text_20_body" style:list-style-name="L14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/>
    </style:style>
    <style:style style:name="P45" style:family="paragraph" style:parent-style-name="Text_20_body" style:list-style-name="L16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/>
    </style:style>
    <style:style style:name="P46" style:family="paragraph" style:parent-style-name="Text_20_body" style:list-style-name="L2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/>
    </style:style>
    <style:style style:name="P47" style:family="paragraph" style:parent-style-name="Text_20_body" style:list-style-name="L27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48" style:family="paragraph" style:parent-style-name="Text_20_body" style:list-style-name="L28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49" style:family="paragraph" style:parent-style-name="Text_20_body" style:list-style-name="L29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50" style:family="paragraph" style:parent-style-name="Text_20_body" style:list-style-name="L30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51" style:family="paragraph" style:parent-style-name="Text_20_body" style:list-style-name="L32">
      <style:paragraph-properties fo:margin-top="0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52" style:family="paragraph" style:parent-style-name="Text_20_body" style:list-style-name="L3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53" style:family="paragraph" style:parent-style-name="Text_20_body" style:list-style-name="L3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54" style:family="paragraph" style:parent-style-name="Text_20_body" style:list-style-name="L3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Lora" fo:font-size="13pt" fo:font-style="normal" style:text-underline-style="none" fo:font-weight="normal" style:text-blinking="false"/>
    </style:style>
    <style:style style:name="P5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6666" style:text-line-through-style="none" style:text-underline-style="none" style:text-blinking="false" fo:background-color="transparent"/>
    </style:style>
    <style:style style:name="P56" style:family="paragraph" style:parent-style-name="Text_20_body" style:list-style-name="L2">
      <style:paragraph-properties fo:margin-left="3.81cm" fo:margin-right="0cm" fo:margin-top="0cm" fo:margin-bottom="0cm" fo:line-height="138%" fo:text-indent="0cm" style:auto-text-indent="false" fo:background-color="transparent" style:writing-mode="lr-tb">
        <style:background-image/>
      </style:paragraph-properties>
      <style:text-properties fo:font-variant="normal" fo:text-transform="none" fo:color="#666666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P57" style:family="paragraph" style:parent-style-name="Text_20_body">
      <style:paragraph-properties fo:margin-left="3.81cm" fo:margin-right="0cm" fo:text-indent="0cm" style:auto-text-indent="false"/>
    </style:style>
    <style:style style:name="P58" style:family="paragraph" style:parent-style-name="Text_20_body" style:list-style-name="L15">
      <style:paragraph-properties fo:margin-top="0cm" fo:margin-bottom="0.423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/>
    </style:style>
    <style:style style:name="P59" style:family="paragraph" style:parent-style-name="Text_20_body" style:list-style-name="L22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/>
    </style:style>
    <style:style style:name="P60" style:family="paragraph" style:parent-style-name="Text_20_body" style:list-style-name="L16">
      <style:paragraph-properties fo:margin-top="0cm" fo:margin-bottom="0.423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61" style:family="paragraph" style:parent-style-name="Text_20_body" style:list-style-name="L17">
      <style:paragraph-properties fo:margin-top="0cm" fo:margin-bottom="0.423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62" style:family="paragraph" style:parent-style-name="Text_20_body" style:list-style-name="L23">
      <style:paragraph-properties fo:margin-top="0cm" fo:margin-bottom="0.423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/>
    </style:style>
    <style:style style:name="P63" style:family="paragraph" style:parent-style-name="Text_20_body" style:list-style-name="L18">
      <style:paragraph-properties fo:margin-top="0cm" fo:margin-bottom="0.423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16">
      <style:paragraph-properties fo:margin-top="0.423cm" fo:margin-bottom="0cm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/>
    </style:style>
    <style:style style:name="T1" style:family="text">
      <style:text-properties fo:font-variant="normal" fo:text-transform="none" fo:color="#666666" style:text-line-through-style="none" style:font-name="Trebuchet MS" fo:font-size="13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666666" style:text-line-through-style="none" style:text-underline-style="none" style:text-blinking="false" fo:background-color="transparent"/>
    </style:style>
    <style:style style:name="T3" style:family="text">
      <style:text-properties fo:font-variant="normal" fo:text-transform="none" fo:color="#666666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Trebuchet MS" fo:font-size="13pt" fo:font-style="normal" style:text-underline-style="none" fo:font-weight="bold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3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1" fo:font-size="13pt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font-name="Trebuchet MS" fo:font-size="13pt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style:style style:name="T10" style:family="text">
      <style:text-properties fo:font-weight="normal" fo:background-color="transparent"/>
    </style:style>
    <style:style style:name="T11" style:family="text">
      <style:text-properties fo:background-color="transparent"/>
    </style:style>
    <style:style style:name="T12" style:family="text">
      <style:text-properties fo:font-weight="bold" fo:background-color="transparent"/>
    </style:style>
    <style:style style:name="T13" style:family="text">
      <style:text-properties style:font-name="Times New Roman1" fo:background-color="transparent"/>
    </style:style>
    <style:style style:name="T14" style:family="text">
      <style:text-properties style:font-name="Times New Roman1" fo:font-weight="bold"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407d5150-7fff-2fd0-4c36-b4e7d4a10b0c"/>Game Concept &amp; Design Document Template</text:p>
      <text:p text:style-name="Text_20_body"/>
      <text:p text:style-name="P2">ARKANOID</text:p>
      <text:p text:style-name="Text_20_body"/>
      <text:p text:style-name="P3">REMAKE</text:p>
      <text:p text:style-name="Text_20_body"><text:line-break/><text:line-break/><text:line-break/><text:line-break/><text:line-break/><text:line-break/></text:p>
      <text:p text:style-name="P6"><draw:frame draw:style-name="fr1" draw:name="grafika1" text:anchor-type="as-char" svg:width="3.149cm" svg:height="2.593cm" draw:z-index="0"><draw:image xlink:href="https://lh4.googleusercontent.com/0efD44Rqf21Gm5-Ht78mbbvdFt1LdkEnp-5NA__cT3-yS6DAg74VsSL1eu0DlAzy7wAxCuTx_kgbl5pKuZWI7UkqwUhQLck6gOdDdMEV81EMcnX3WsadTtYODaxjU0xmD3CWKd-c" xlink:type="simple" xlink:show="embed" xlink:actuate="onLoad"/></draw:frame></text:p>
      <text:p text:style-name="Text_20_body"><text:line-break/><text:line-break/><text:line-break/><text:line-break/><text:line-break/><text:line-break/><text:line-break/><text:line-break/><text:line-break/><text:line-break/><text:line-break/></text:p>
      <text:p text:style-name="P3">Revision: 0.0.4</text:p>
      <text:p text:style-name="P3">Written by: Alan Krzan, Bartosz Danielak</text:p>
      <text:p text:style-name="Text_20_body"><text:line-break/><text:line-break/><text:line-break/><text:line-break/><text:line-break/><text:line-break/><text:line-break/></text:p>
      <text:p text:style-name="Text_20_body"/>
      <text:p text:style-name="Text_20_body"/>
      <text:p text:style-name="Text_20_body"><text:line-break/></text:p>
      <text:p text:style-name="P3"><text:soft-page-break/>Licencja </text:p>
      <text:p text:style-name="Text_20_body"/>
      <text:p text:style-name="P5"><text:span text:style-name="T1">Jeśli chcesz użyć tego w jakiejś produkcji, uwzględnij adnotację, że dokument </text:span><text:span text:style-name="T1">jest własnością: Alana Krzan i Bartosza Danielaka. Pracujemy, żebyś ty nie musiał. Jeśli chcesz zmodyfikować lub rozpowszechnić ten dokument, zrób to śmiało, jednakże </text:span><text:span text:style-name="T4">nie sprzedawaj</text:span><text:span text:style-name="T2"> </text:span><text:span text:style-name="T1">go.</text:span></text:p>
      <text:p text:style-name="Text_20_body"><text:line-break/></text:p>
      <text:p text:style-name="P4"><text:span text:style-name="T4">TL </text:span><text:span text:style-name="T1">; </text:span><text:span text:style-name="T4">DR </text:span><text:span text:style-name="T1">: Zatrzymaj tę sekcję dokumentu nienaruszoną, a wszystko będzie w porządku i nie sprzedawaj tego dokumentu.</text:span></text:p>
      <text:p text:style-name="Text_20_body"><text:line-break/><text:line-break/><text:line-break/><text:line-break/><text:line-break/><text:line-break/><text:line-break/><text:line-break/><text:line-break/><text:lin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text:line-break/><text:line-break/></text:p>
      <text:list xml:id="list5002668545833427900" text:style-name="L1">
        <text:list-item>
          <text:p text:style-name="P21"><text:soft-page-break/>Przegląd:</text:p>
        </text:list-item>
      </text:list>
      <text:p text:style-name="Text_20_body"/>
      <text:p text:style-name="P8">1.1. Opis projektu (historia)</text:p>
      <text:p text:style-name="P8">1.2. Motyw / ustawienie / gatunek</text:p>
      <text:p text:style-name="P8">1.3. Docelowe platformy</text:p>
      <text:p text:style-name="P8">1.4. Rozgrywka</text:p>
      <text:p text:style-name="P8">1.5. Podstawowe informacje o mechanice rozgrywki:</text:p>
      <text:p text:style-name="Text_20_body"/>
      <text:p text:style-name="P11">1.5.1. podstawowa mechanika rozgrywki #1</text:p>
      <text:p text:style-name="P11">1.5.2. podstawowa mechanika rozgrywki #2</text:p>
      <text:p text:style-name="Text_20_body"/>
      <text:p text:style-name="P8">1.6. Analiza systemu punktacji:</text:p>
      <text:p text:style-name="Text_20_body"/>
      <text:p text:style-name="P10"><text:span text:style-name="T2">    </text:span><text:span text:style-name="T3">1.6.1. analiza systemu punktacji #1</text:span></text:p>
      <text:p text:style-name="P10"><text:span text:style-name="T2">    </text:span><text:span text:style-name="T3">1.6.2. analiza systemu punktacji #2</text:span></text:p>
      <text:p text:style-name="Text_20_body"/>
      <text:p text:style-name="P8">1.7. Co wyróżnia ten projekt?</text:p>
      <text:p text:style-name="P8">1.8. Potrzebne zasoby:</text:p>
      <text:p text:style-name="Text_20_body"/>
      <text:p text:style-name="P11">1.8.1. Animacje 2D</text:p>
      <text:p text:style-name="P11">1.8.2. Dźwięk</text:p>
      <text:p text:style-name="P11">1.8.3. Kod silnika</text:p>
      <text:p text:style-name="Text_20_body"/>
      <text:p text:style-name="P4"><text:span text:style-name="T2">        </text:span><text:span text:style-name="T3">1.9. Wpływy:</text:span></text:p>
      <text:p text:style-name="P55">        </text:p>
      <text:p text:style-name="P4"><text:span text:style-name="T2">            </text:span><text:span text:style-name="T3">1.9.1. Wpływ #1</text:span></text:p>
      <text:p text:style-name="Text_20_body"/>
      <text:p text:style-name="P8">2.0. Harmonogram:</text:p>
      <text:p text:style-name="Text_20_body"/>
      <text:p text:style-name="P11">2.0.1. Grupa</text:p>
      <text:p text:style-name="P11">2.0.2. Podział obowiązków</text:p>
      <text:p text:style-name="P11">2.0.3. Założenia projektu:</text:p>
      <text:list xml:id="list3444196347995641462" text:style-name="L2">
        <text:list-item>
          <text:p text:style-name="P56">obiekt #1 (Milestone #1)</text:p>
        </text:list-item>
        <text:list-item>
          <text:p text:style-name="P56">obiekt #2 (Milestone #2)</text:p>
        </text:list-item>
      </text:list>
      <text:p text:style-name="P12"/>
      <text:p text:style-name="P12"/>
      <text:list xml:id="list5264270833583556574" text:style-name="L3">
        <text:list-item>
          <text:p text:style-name="P22"><text:soft-page-break/>PRZEGLĄD:</text:p>
        </text:list-item>
      </text:list>
      <text:p text:style-name="Text_20_body"/>
      <text:h text:style-name="P19" text:outline-level="2">1.1. Opis projektu (historia)</text:h>
      <text:p text:style-name="Text_20_body"/>
      <text:p text:style-name="P5"><text:span text:style-name="T5">    </text:span><text:span text:style-name="T6">Prezentowany GDD opisuje projekt remake’u znanej gry typu </text:span><text:span text:style-name="T5">“</text:span><text:span text:style-name="T7">paddle &amp; ball vs. blocks”</text:span><text:span text:style-name="T5"> </text:span><text:span text:style-name="T6">z lat 80-tych (1986) “Arkanoid”, zaprojektowanej i wydanej po raz pierwszy przez japońskiego producenta gier komputerowych, firmę Taito. Początkowo gra była bardzo prosta, a zamiast okrągłą piłeczką musieliśmy zdobywać punkty zpixelowanym kwadracikiem. </text:span></text:p>
      <text:p text:style-name="Text_20_body"/>
      <text:p text:style-name="Horizontal_20_Line"/>
      <text:p text:style-name="Text_20_body"/>
      <text:h text:style-name="P19" text:outline-level="2">1.2. Motyw / Ustawienia / Gatunek:</text:h>
      <text:p text:style-name="Text_20_body"/>
      <text:list xml:id="list4009394070719064144" text:style-name="L4">
        <text:list-item>
          <text:p text:style-name="P25">Symulator akcji </text:p>
        </text:list-item>
        <text:list-item>
          <text:p text:style-name="P25">Prosta logiczna gra zręcznościowa</text:p>
        </text:list-item>
        <text:list-item>
          <text:p text:style-name="P26">Paddle &amp; ball vs. blocks</text:p>
        </text:list-item>
        <text:list-item>
          <text:p text:style-name="P26">Podział na poziomy trudności</text:p>
        </text:list-item>
      </text:list>
      <text:p text:style-name="Text_20_body"/>
      <text:p text:style-name="Horizontal_20_Line"/>
      <text:p text:style-name="Text_20_body"/>
      <text:p text:style-name="P14">1.3. Docelowe platformy</text:p>
      <text:p text:style-name="Text_20_body"/>
      <text:p text:style-name="P15">Docelowo gra powstała z myślą o użytkownikach linii komputerów Atari ST. Z czasem gra doczekała się także swoich odsłon na automaty do gier,  platformy osobiste oraz konsole, m.in.: </text:p>
      <text:p text:style-name="Text_20_body"/>
      <text:list xml:id="list6732784584171707741" text:style-name="L5">
        <text:list-item>
          <text:p text:style-name="P27">Automaty Arcade </text:p>
        </text:list-item>
        <text:list-item>
          <text:p text:style-name="P27">Komputery Amiga</text:p>
        </text:list-item>
        <text:list-item>
          <text:p text:style-name="P27">Sega Mega Drive</text:p>
        </text:list-item>
        <text:list-item>
          <text:p text:style-name="P27">Commodore 64</text:p>
        </text:list-item>
        <text:list-item>
          <text:p text:style-name="P27">Mikrokomputery ZX Spectrum</text:p>
        </text:list-item>
        <text:list-item>
          <text:p text:style-name="P27">Super Nintendo Entertainment System (SNES) </text:p>
        </text:list-item>
        <text:list-item>
          <text:p text:style-name="P27"><text:soft-page-break/>Macintosh</text:p>
        </text:list-item>
      </text:list>
      <text:p text:style-name="Horizontal_20_Line"/>
      <text:p text:style-name="P14">1.4. Rozgrywka</text:p>
      <text:p text:style-name="Text_20_body"/>
      <text:p text:style-name="P15">Celem gry jest zniszczenie wszystkich cegieł / klocków, które znajdują się nad naszym statkiem / kładką, strzelając do nich bansującą piłką. Za zbijane bloczki przyznawane są punkty. Całość została osadzona wewnątrz pionowego prostokąta otwartego z jednej strony. Jeśli piłka przekroczy obronę gracza, tj. pole kładki i wydostanie się poza prostokąt, tracimy szansę. </text:p>
      <text:p text:style-name="P15">Niektóre z cegieł zawierają ulepszenia, jakie pomogą nam niszczyć pozostałe cegły. Dodatkowo w grze pojawią się przeciwnicy oraz przeszkody, które możemy zniszczyć odbijając od nich piłeczkę. Jeżeli ich nie trafimy, znikają oni gdzieś pod mapą. W grze posiadamy trzy szanse na rozbicie wszystkich cegieł. Utrata wszystkich sans równa się z końcem gry oraz podliczeniem punktów, po czym będziemy mogli zacząć rozgrywkę od nowa. </text:p>
      <text:p text:style-name="Text_20_body"/>
      <text:list xml:id="list5725640371385407707" text:style-name="L6">
        <text:list-item>
          <text:p text:style-name="P28">Interfejs gry składa się z:</text:p>
        </text:list-item>
      </text:list>
      <text:p text:style-name="Text_20_body"/>
      <text:list xml:id="list3238333896013086727" text:style-name="L7">
        <text:list-item>
          <text:p text:style-name="P33"><text:span text:style-name="T12">Intro:</text:span><text:span text:style-name="T11"> zawiera informacje o wydawcy oraz wersji gry</text:span></text:p>
        </text:list-item>
        <text:list-item>
          <text:p text:style-name="P33"><text:span text:style-name="T12">Menu:</text:span><text:span text:style-name="T11"> wybieramy poziom trudności gry spośród: EASY / HARD / IMPOSSIBLE</text:span></text:p>
        </text:list-item>
        <text:list-item>
          <text:p text:style-name="P33"><text:span text:style-name="T12">Score:</text:span><text:span text:style-name="T11"> zawiera informacje dotyczące liczby punktów zdobytych podczas właściwej rozgrywki</text:span></text:p>
        </text:list-item>
        <text:list-item>
          <text:p text:style-name="P33"><text:span text:style-name="T12">High Score:</text:span><text:span text:style-name="T11"> zawiera informacje dotyczące największej osiągniętej liczby punktów podczas wszystkich rozgrywek jakie miały miejsce </text:span></text:p>
        </text:list-item>
        <text:list-item>
          <text:p text:style-name="P33"><text:span text:style-name="T12">Stage / Level:</text:span><text:span text:style-name="T11"> informuje nas na którym poziomie podczas rozgrywki znajdujemy się obecnie</text:span></text:p>
        </text:list-item>
      </text:list>
      <text:p text:style-name="Text_20_body"/>
      <text:list xml:id="list3868164448285975405" text:style-name="L8">
        <text:list-item>
          <text:p text:style-name="P29">Urozmaicenia / Dodatki:</text:p>
        </text:list-item>
      </text:list>
      <text:p text:style-name="Text_20_body"/>
      <text:list xml:id="list234553795602720286" text:style-name="L9">
        <text:list-item>
          <text:p text:style-name="P34"><text:span text:style-name="T12">Tryb dla dwóch graczy: </text:span><text:span text:style-name="T11">tryb współpracy, w którym obaj gracze muszą sobie pomagać, by razem zniszczyć wszystkie cegły. Drugi gracz powyżej (mniejszy i szybszy) jest w stanie dotrzeć do najdalszych punktów poziomu, znajduje się jednak bliżej cegieł przez co wymagany jest od niego większy refleks.  Zawodnik na dole (większy i powolny: regularna kładka) uderza piłkę bez większych trudności ze względu na dużą powierzchnię kładki. Przejście przez poziom może jednak zająć </text:span><text:soft-page-break/><text:span text:style-name="T11">trochę czasu. </text:span></text:p>
        </text:list-item>
      </text:list>
      <text:p text:style-name="Text_20_body"/>
      <text:p text:style-name="Horizontal_20_Line"/>
      <text:p text:style-name="P13">1.5 Podstawowe informacje o mechanice rozgrywki</text:p>
      <text:p text:style-name="Text_20_body"/>
      <text:p text:style-name="P9">1.5.1. podstawowa mechanika rozgrywki #1</text:p>
      <text:p text:style-name="Text_20_body"/>
      <text:list xml:id="list8139043401426055659" text:style-name="L10">
        <text:list-item>
          <text:p text:style-name="P40"><text:span text:style-name="T12">Wypuszczenie piłeczki: </text:span><text:span text:style-name="T11">rozgrywka rozpoczyna się od wypuszczenia piłeczki w pole prostokąta w celu niszczenia przeszkód, co uruchamia reakcję łańcuchową. Piłeczkę wypuszczamy w pole za pomocą kontrolerów (space / LMB)</text:span></text:p>
        </text:list-item>
        <text:list-item>
          <text:p text:style-name="P40"><text:span text:style-name="T12">Uruchomienie platformy</text:span><text:span text:style-name="T11">: platformę osadzoną na wektorze horyzontalnie wprawiamy w ruch w następnej kolejności po wypuszczeniu piłeczki za pomocą kontrolera (LMB)</text:span></text:p>
        </text:list-item>
      </text:list>
      <text:list xml:id="list6621179704900335382" text:style-name="L11">
        <text:list-item>
          <text:p text:style-name="P41"><text:span text:style-name="T12">Sterowanie:</text:span><text:span text:style-name="T11"> opiera się na poruszaniu platformą w prawo lub w lewo za pomocą kontrolerów (A / D lub strzałek kierunku &lt; / &gt;) </text:span></text:p>
        </text:list-item>
        <text:list-item>
          <text:p text:style-name="P41"><text:span text:style-name="T12">Strzał: </text:span><text:span text:style-name="T11">strzał możemy odblokować po rozbiciu czerwonego bloczka. Pozwala on na wypuszczenie wiązki lub dodatkowej piłeczki poruszającej się po wektorze wertykalnym przez naciśnięcie kontrolera (space / LMB)</text:span></text:p>
        </text:list-item>
      </text:list>
      <text:p text:style-name="Text_20_body"/>
      <text:p text:style-name="P9">1.5.2. podstawowa mechanika rozgrywki #2</text:p>
      <text:p text:style-name="Text_20_body"/>
      <text:list xml:id="list921992927444702455" text:style-name="L12">
        <text:list-item>
          <text:p text:style-name="P43"><text:span text:style-name="T11">Gracz: </text:span><text:span text:style-name="T10">porusza platformą osadzoną na wektorze horyzontalnie oraz próbuje uderzyć piłeczkę.</text:span></text:p>
        </text:list-item>
      </text:list>
      <text:list xml:id="list1960975452265139019" text:style-name="L13">
        <text:list-item>
          <text:p text:style-name="P35"><text:span text:style-name="T12">Poziomy:</text:span><text:span text:style-name="T11"> próbujemy osiągnąć jak najwyższy poziom. Pierwsze wersje “Arkanoid” posiadały poziomy w zakresie do +30. Wersje odświeżone ograniczają się często do +10 poziomów możliwych do odblokowania w trakcie rozgrywki.  </text:span></text:p>
        </text:list-item>
      </text:list>
      <text:list xml:id="list5764295890019240539" text:style-name="L14">
        <text:list-item>
          <text:p text:style-name="P44"><text:span text:style-name="T11">Szanse: </text:span><text:span text:style-name="T10">na początku gry zaczynamy posiadając 3 szanse, aczkolwiek w trakcie rozgrywki możemy zdobywać dodatkowe “życia” bez limitu.</text:span></text:p>
        </text:list-item>
      </text:list>
      <text:list xml:id="list4167211928599424130" text:style-name="L15">
        <text:list-item>
          <text:p text:style-name="P58"><text:span text:style-name="T11">Power up’y: </text:span><text:span text:style-name="T10">ogólnie dostępnych w grze jest 7 ulepszeń [łączniki / kumulatory] ukrytych pod bloczkami, z czego każde zapewnia graczowi określone bonusy, m.in.: </text:span></text:p>
        </text:list-item>
      </text:list>
      <text:p text:style-name="Text_20_body"/>
      <text:list xml:id="list4014703807850106671" text:style-name="L16">
        <text:list-item>
          <text:p text:style-name="P64"><text:span text:style-name="T11">Ciemnoniebieski bloczek: </text:span><text:span text:style-name="T10">pozwala na rozszerzenie zasięgu pola kładki, od której możemy odbijać piłeczki</text:span><text:span text:style-name="T11"> </text:span></text:p>
        </text:list-item>
        <text:list-item>
          <text:p text:style-name="P45"><text:soft-page-break/><text:span text:style-name="T11">Czerwony bloczek: </text:span><text:span text:style-name="T10">odbija piłeczkę lub pozwala na zdobycie dodatkowego strzału</text:span></text:p>
        </text:list-item>
        <text:list-item>
          <text:p text:style-name="P45"><text:span text:style-name="T11">Zielony bloczek: </text:span><text:span text:style-name="T10">zatrzymuje piłeczkę na moment lub generuje spadający bloczek z dodatkową ilością punktów </text:span></text:p>
        </text:list-item>
        <text:list-item>
          <text:p text:style-name="P45"><text:span text:style-name="T11">Jasnoniebieski bloczek: </text:span><text:span text:style-name="T10">pozwala na zwiększenie ilości piłeczek do trzech </text:span></text:p>
        </text:list-item>
        <text:list-item>
          <text:p text:style-name="P45"><text:span text:style-name="T11">Szary bloczek: </text:span><text:span text:style-name="T10">generuje spadający bloczek zawierający dodatkową szansę </text:span></text:p>
        </text:list-item>
        <text:list-item>
          <text:p text:style-name="P45"><text:span text:style-name="T11">Różowy bloczek: </text:span><text:span text:style-name="T10">pozwala na osiągnięcie następnego poziomu </text:span></text:p>
        </text:list-item>
        <text:list-item>
          <text:p text:style-name="P45"><text:span text:style-name="T11">Pomarańczowy bloczek: </text:span><text:span text:style-name="T10">spowalnia prędkość piłeczki</text:span></text:p>
        </text:list-item>
        <text:list-item>
          <text:p text:style-name="P36"><text:span text:style-name="T12">Srebrny bloczek: </text:span><text:span text:style-name="T11">potrzebuje trzech uderzeń by zostać zniszczonym. Pozwala na zdobycie wielokrotności do 50 punktów x poziom na którym się znajdujemy</text:span></text:p>
        </text:list-item>
        <text:list-item>
          <text:p text:style-name="P60"><text:span text:style-name="T12">Złoty bloczek:</text:span><text:span text:style-name="T11"> odbija piłeczkę ale jest niezniszczalny. Nie zdobywamy dodatkowych punktów za uderzenie</text:span></text:p>
        </text:list-item>
      </text:list>
      <text:p text:style-name="Text_20_body"/>
      <text:list xml:id="list1087026617337191573" text:style-name="L17">
        <text:list-item>
          <text:p text:style-name="P61"><text:span text:style-name="T12">Przeciwnicy i przeszkody:</text:span><text:span text:style-name="T11"> dodatkowi przeciwnicy oraz przeszkody będą generowane po zniszczeniu cegiełki konkretnego koloru i ulegają zniszczeniu po trafieniu ich piłeczką. Dodatkowe przeszkody poruszają się opadając powoli w stronę kładki. W przypadku gdy nie zbierzemy bonusu dotykając go kładka, znika on pod ekranem za statkiem gracza. Dostępna liczba dodatkowych przeszkód i przeciwników to 3, które mogą pojawić się w tym samym czasie. </text:span></text:p>
        </text:list-item>
      </text:list>
      <text:p text:style-name="P20">Przeciwnicy pojawiający się cyklicznie co 4 poziomy to: </text:p>
      <text:list xml:id="list4689472161966643104" text:style-name="L18">
        <text:list-item>
          <text:p text:style-name="P31">Statki</text:p>
        </text:list-item>
        <text:list-item>
          <text:p text:style-name="P31">Cylindry (trójkąty)</text:p>
        </text:list-item>
        <text:list-item>
          <text:p text:style-name="P31">Molekuły (składają się z kilku ulegających zniszczeniu elementów</text:p>
        </text:list-item>
        <text:list-item>
          <text:p text:style-name="P63">Kwadraty / Sfery</text:p>
        </text:list-item>
      </text:list>
      <text:p text:style-name="Horizontal_20_Line"/>
      <text:p text:style-name="Text_20_body"/>
      <text:p text:style-name="P13">1.6. Analiza systemu punktacji</text:p>
      <text:p text:style-name="Text_20_body"/>
      <text:p text:style-name="P9">1.6.1. analiza systemu punktacji #1</text:p>
      <text:p text:style-name="Text_20_body"/>
      <text:list xml:id="list2464686697350484304" text:style-name="L19">
        <text:list-item>
          <text:p text:style-name="P37"><text:span text:style-name="T12">Kryterium trudności:</text:span><text:span text:style-name="T11"> Pierwsze kryterium, na podstawie którego zdobywamy punkty to poziom trudności. </text:span></text:p>
        </text:list-item>
      </text:list>
      <text:p text:style-name="Text_20_body"/>
      <text:list xml:id="list3634738035697991454" text:style-name="L20">
        <text:list-item>
          <text:p text:style-name="P38"><text:soft-page-break/><text:span text:style-name="T12">Easy:</text:span><text:span text:style-name="T11"> wartość podstawowa pkt. według koloru każdego bloczka</text:span></text:p>
        </text:list-item>
        <text:list-item>
          <text:p text:style-name="P38"><text:span text:style-name="T12">Hard:</text:span><text:span text:style-name="T11"> 3 x wartości podstawowej według koloru bloczka</text:span></text:p>
        </text:list-item>
        <text:list-item>
          <text:p text:style-name="P38"><text:span text:style-name="T12">Impossible:</text:span><text:span text:style-name="T11"> 5x wartości podstawowej według koloru bloczka</text:span></text:p>
        </text:list-item>
      </text:list>
      <text:p text:style-name="P9">1.6.2. analiza systemu punktacji #2</text:p>
      <text:p text:style-name="Text_20_body"/>
      <text:list xml:id="list5136665701866099297" text:style-name="L21">
        <text:list-item>
          <text:p text:style-name="P42"><text:span text:style-name="T12">Podstawowa punktacja:</text:span><text:span text:style-name="T11"> za rozbicie konkretnego koloru bloczków otrzymujemy konkretną liczbę punktów: </text:span></text:p>
        </text:list-item>
      </text:list>
      <text:p text:style-name="Text_20_body"/>
      <text:list xml:id="list1385988528690776908" text:style-name="L22">
        <text:list-item>
          <text:p text:style-name="P46"><text:span text:style-name="T11">Biały bloczek: </text:span><text:span text:style-name="T10">50 pkt.</text:span></text:p>
        </text:list-item>
        <text:list-item>
          <text:p text:style-name="P46"><text:span text:style-name="T11">Pomarańczowy bloczek: </text:span><text:span text:style-name="T10">60 pkt.</text:span></text:p>
        </text:list-item>
        <text:list-item>
          <text:p text:style-name="P46"><text:span text:style-name="T11">Jasnoniebieski bloczek: </text:span><text:span text:style-name="T10">70 pkt. </text:span></text:p>
        </text:list-item>
        <text:list-item>
          <text:p text:style-name="P46"><text:span text:style-name="T11">Zielony bloczek: </text:span><text:span text:style-name="T10">80 pkt.</text:span></text:p>
        </text:list-item>
        <text:list-item>
          <text:p text:style-name="P46"><text:span text:style-name="T11">Czerwony bloczek: </text:span><text:span text:style-name="T10">90 pkt.</text:span></text:p>
        </text:list-item>
        <text:list-item>
          <text:p text:style-name="P46"><text:span text:style-name="T11">Ciemnoniebieski bloczek: </text:span><text:span text:style-name="T10">100 pkt.</text:span></text:p>
        </text:list-item>
        <text:list-item>
          <text:p text:style-name="P46"><text:span text:style-name="T11">Różowy bloczek: </text:span><text:span text:style-name="T10">110 pkt.</text:span></text:p>
        </text:list-item>
        <text:list-item>
          <text:p text:style-name="P46"><text:span text:style-name="T11">Żółty bloczek: </text:span><text:span text:style-name="T10">120 pkt.</text:span></text:p>
        </text:list-item>
        <text:list-item>
          <text:p text:style-name="P59"><text:span text:style-name="T11">Srebrny bloczek: </text:span><text:span text:style-name="T10">50 x Level No.</text:span></text:p>
        </text:list-item>
      </text:list>
      <text:p text:style-name="Text_20_body"/>
      <text:list xml:id="list5636347755763708967" text:style-name="L23">
        <text:list-item>
          <text:p text:style-name="P39"><text:span text:style-name="T12">Bonusy punktowe:</text:span><text:span text:style-name="T11"> każdy z bonusów dodaje +100 pkt. do ogólnej puli.</text:span></text:p>
        </text:list-item>
        <text:list-item>
          <text:p text:style-name="P62"><text:span text:style-name="T12">Wariacje punktowe: </text:span><text:span text:style-name="T11">możemy także zdobywać dodatkowe punkty oraz łączyć bonusy dzięki zniszczeniu bloczków o kilku kolorach jednocześnie</text:span></text:p>
        </text:list-item>
      </text:list>
      <text:p text:style-name="Horizontal_20_Line"/>
      <text:p text:style-name="P13">1.7. Co wyróżnia ten projekt?</text:p>
      <text:p text:style-name="Text_20_body"/>
      <text:p text:style-name="P5"><text:span text:style-name="T2">    </text:span><text:span text:style-name="T6">Projekt prezentowany przez naszą grupę to klasyczny retro-remake gry z lat 80-tych. Ciekawym z założenia wydaje się być plan realizacji projektu w zupełnie nowej szacie graficznej, jako paddle &amp; ball vs. blocks osadzone w motywie z “zombie apocalypse”, gdzie zamiast statku / kładki poruszamy ludzikiem trzymającym tackę / teczkę, a zamiast odbijającej się od nas piłeczki będziemy strzelać w zombiaki bansującą kulą ognia. </text:span></text:p>
      <text:p text:style-name="P5"><text:span text:style-name="T5">    </text:span><text:span text:style-name="T6">Innym pomysłem jest poukładanie bloczków w nietypowe konstrukcje, przez co rozgrywka może być łatwiejsza / trudniejsza, w zależności od układu figur na mapie.</text:span></text:p>
      <text:p text:style-name="Text_20_body"/>
      <text:p text:style-name="Horizontal_20_Line"/>
      <text:p text:style-name="Text_20_body"><text:soft-page-break/></text:p>
      <text:p text:style-name="P17"><text:span text:style-name="T8">1.8.</text:span><text:span text:style-name="T9"> </text:span><text:span text:style-name="T8">Potrzebne zasoby:</text:span></text:p>
      <text:p text:style-name="Text_20_body"/>
      <text:p text:style-name="P9">1.8.1. Animacje 2D</text:p>
      <text:p text:style-name="Text_20_body"/>
      <text:list xml:id="list3255906393551504435" text:style-name="L24">
        <text:list-item>
          <text:p text:style-name="P23">Szkic I.I. Zombie Apocalypse</text:p>
        </text:list-item>
      </text:list>
      <text:p text:style-name="Text_20_body"/>
      <text:p text:style-name="P7"><draw:frame draw:style-name="fr1" draw:name="grafika2" text:anchor-type="as-char" svg:width="16.087cm" svg:height="6.324cm" draw:z-index="1"><draw:image xlink:href="https://lh3.googleusercontent.com/DcWcEuyhIS7AgCJN1mxkGfDhJUyWiwSz1bA2kY49d45r5XEKjr0Ll1SKCLxLbjVm2nHG-03ISekeEQzehePLU2nZqrVaOWcx1MamjlACju0g0zBidXR1rO-v9qRzTIwQ49tbTGvI" xlink:type="simple" xlink:show="embed" xlink:actuate="onLoad"/></draw:frame></text:p>
      <text:p text:style-name="Text_20_body"/>
      <text:list xml:id="list2777969878954335599" text:style-name="L25">
        <text:list-item>
          <text:p text:style-name="P24">Szkic I.II. Retro Look</text:p>
        </text:list-item>
      </text:list>
      <text:p text:style-name="Text_20_body"/>
      <text:p text:style-name="P7"><draw:frame draw:style-name="fr1" draw:name="grafika3" text:anchor-type="as-char" svg:width="14.631cm" svg:height="9.895cm" draw:z-index="2"><draw:image xlink:href="https://lh3.googleusercontent.com/-Xbe3oPxUro_teoDDc6YpyfrgZwGoo8SjBl2cs4xBwhMGroHIu-4GpHobmos1hhNWy5-3heq6f06i_GXEeULKAS2k6zMMc66Jjo6EpDuPgMgbIO0OoOI4bnA_2qymVV_ZzkctTL2" xlink:type="simple" xlink:show="embed" xlink:actuate="onLoad"/></draw:frame></text:p>
      <text:p text:style-name="P9">1.8.2. Dźwięk</text:p>
      <text:p text:style-name="Text_20_body"/>
      <text:p text:style-name="P9"><text:soft-page-break/>1.8.3. Kod silnika</text:p>
      <text:p text:style-name="Text_20_body"/>
      <text:p text:style-name="Horizontal_20_Line"/>
      <text:p text:style-name="Text_20_body"/>
      <text:p text:style-name="P13">1.9. Wpływy:</text:p>
      <text:p text:style-name="P55">        </text:p>
      <text:p text:style-name="P4"><text:span text:style-name="T5">        </text:span><text:span text:style-name="T4">1.9.1. wpływ #1</text:span></text:p>
      <text:p text:style-name="P55">            </text:p>
      <text:p text:style-name="P18">- Gry w stylu “Breakout” wypuszczone na platformę Atari pod koniec lat 70-tych (1976 r.) </text:p>
      <text:p text:style-name="P18">- Gry typu smash / paddle &amp; ball vs. blocks na komputery osobiste, automaty i konsole do gier wideo wyprodukowane pod koniec lat 80-tych.</text:p>
      <text:p text:style-name="P18">- Wszystkie gry zręcznościowe typu smash / paddle &amp; ball vs. blocks będące następcami “Arkanoida”</text:p>
      <text:p text:style-name="Text_20_body"/>
      <text:p text:style-name="Horizontal_20_Line"/>
      <text:p text:style-name="Text_20_body"/>
      <text:p text:style-name="P16"><text:span text:style-name="T8">2.0. Harmonogram</text:span><text:span text:style-name="T4">: </text:span></text:p>
      <text:p text:style-name="Text_20_body"/>
      <text:p text:style-name="P9">2.0.1. Grupa </text:p>
      <text:p text:style-name="Text_20_body"/>
      <text:list xml:id="list2309696603213628250" text:style-name="L26">
        <text:list-item>
          <text:p text:style-name="P30">Danielak Bartosz</text:p>
        </text:list-item>
        <text:list-item>
          <text:p text:style-name="P30">Kopczyński Robert</text:p>
        </text:list-item>
        <text:list-item>
          <text:p text:style-name="P30">Krzan Alan </text:p>
        </text:list-item>
        <text:list-item>
          <text:p text:style-name="P30">Strzelecka Ewa </text:p>
        </text:list-item>
      </text:list>
      <text:p text:style-name="Text_20_body"/>
      <text:p text:style-name="P9">2.0.2. Podział obowiązków </text:p>
      <text:p text:style-name="Text_20_body"/>
      <text:list xml:id="list2603837741762628225" text:style-name="L27">
        <text:list-item>
          <text:p text:style-name="P47">Ewa Strzelecka - Grafik</text:p>
        </text:list-item>
      </text:list>
      <text:p text:style-name="Text_20_body"/>
      <text:p text:style-name="P15">Główne obowiązki to wymyślenie głównego pomysłu na rozwiązania graficzne, styl w jakim chcemy utrzymać remake gry którą robimy, stworzenie Art Design Document - (ADD) oraz wykonanie assetów związanych z projektem.</text:p>
      <text:p text:style-name="Text_20_body"/>
      <text:list xml:id="list6140171223816655393" text:style-name="L28">
        <text:list-item>
          <text:p text:style-name="P48">Robert Kopczyński - Programista </text:p>
        </text:list-item>
      </text:list>
      <text:p text:style-name="Text_20_body"><text:soft-page-break/></text:p>
      <text:p text:style-name="P15">Główne obowiązki to założenie repozytorium i wprowadzenie zespołu w sposób jego używania oraz w późniejszej części kodowanie i programowanie podczas trwania projektu.</text:p>
      <text:p text:style-name="Text_20_body"/>
      <text:list xml:id="list2397962891525058259" text:style-name="L29">
        <text:list-item>
          <text:p text:style-name="P49">Alan Krzan - Designer/Producent </text:p>
        </text:list-item>
      </text:list>
      <text:p text:style-name="Text_20_body"/>
      <text:p text:style-name="P15">Główne obowiązki to zrobienie Game Design Document - (GDD) oraz czuwanie nad designem gry. Jako, iż jest głównym designerem większość ostatecznych kreatywnych decyzji będzie należała do niego. Wyraził również chęć pomagania w obowiązkach producenckich więc większość raportów będzie współtworzył wraz z producentem.</text:p>
      <text:p text:style-name="Text_20_body"/>
      <text:list xml:id="list524785103422040165" text:style-name="L30">
        <text:list-item>
          <text:p text:style-name="P50">Bartosz Danielak - Producent/Designer</text:p>
        </text:list-item>
      </text:list>
      <text:p text:style-name="Text_20_body"/>
      <text:p text:style-name="P15">Główne obowiązki to czuwanie nad poprawną komunikacją, przejrzyste taskowanie dla całego zespołu, organizacja pracy i rozwiązywanie problemów oraz trzymanie deadline’ów. Jako dodatkowy obowiązek będzie czuwał nad designem i pomagał Alanowi w GDD i innych zagadnieniach związanych z Designem.  </text:p>
      <text:p text:style-name="Text_20_body"/>
      <text:p text:style-name="P9">2.0.3. Założenia projektu:</text:p>
      <text:p text:style-name="Text_20_body"/>
      <text:list xml:id="list2892006394869209013" text:style-name="L31">
        <text:list-item>
          <text:p text:style-name="P52">obiekt #1 (Milestone #1) - 13/11/2019r.</text:p>
        </text:list-item>
      </text:list>
      <text:p text:style-name="Text_20_body"/>
      <text:list xml:id="list3275996745707139844" text:style-name="L32">
        <text:list-item>
          <text:p text:style-name="P51">Lista zadań, które udało się wykonać do tej pory:</text:p>
        </text:list-item>
      </text:list>
      <text:p text:style-name="Text_20_body"/>
      <text:list xml:id="list8986743157856090732" text:style-name="L33">
        <text:list-item>
          <text:p text:style-name="P54"><text:span text:style-name="T13">Stworzenie sprawnego kanału komunikacyjnego - </text:span><text:span text:style-name="T14">Slack</text:span></text:p>
        </text:list-item>
        <text:list-item>
          <text:p text:style-name="P54"><text:span text:style-name="T13">Stworzenie przejrzystego systemu tasków, deadline’ów i planu, który planujemy wykonać przez okres trwania projektu - </text:span><text:span text:style-name="T14">Trello</text:span></text:p>
        </text:list-item>
        <text:list-item>
          <text:p text:style-name="P54"><text:span text:style-name="T13">Założenie repozytorium - </text:span><text:span text:style-name="T14">GitHub</text:span></text:p>
        </text:list-item>
        <text:list-item>
          <text:p text:style-name="P54"><text:span text:style-name="T13">Zainstalowanie i wstępne zapoznanie się z silnikiem - </text:span><text:span text:style-name="T14">Godot</text:span></text:p>
        </text:list-item>
        <text:list-item>
          <text:p text:style-name="P32">Wstępne wyjaśnienie zespołowi jak korzysta się z repozytorium</text:p>
        </text:list-item>
        <text:list-item>
          <text:p text:style-name="P32">Wstępne rozdzielenie pracy i ustanowienie pierwszych deadline’ów</text:p>
        </text:list-item>
        <text:list-item>
          <text:p text:style-name="P32">Wyznaczenie, kto za co jest odpowiedzialny i na czym powinien się skupić</text:p>
        </text:list-item>
        <text:list-item>
          <text:p text:style-name="P32">Grafika: powstały pierwsze projekty graficzne naszej wersji Arkanoida</text:p>
        </text:list-item>
      </text:list>
      <text:p text:style-name="Text_20_body"/>
      <text:list xml:id="list390962926203679626" text:style-name="L34">
        <text:list-item>
          <text:p text:style-name="P53"><text:soft-page-break/>obiekt #2 (Milestone #2)</text:p>
        </text:list-item>
      </text:list>
      <text:p text:style-name="Text_20_body"/>
      <text:p text:style-name="Horizontal_20_Line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ra" svg:font-family="Lora, serif"/>
    <style:font-face style:name="OpenSymbol" svg:font-family="OpenSymbol"/>
    <style:font-face style:name="Tahoma1" svg:font-family="Tahoma"/>
    <style:font-face style:name="Times New Roman1" svg:font-family="'Times New Roman'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</meta:editing-duration>
    <meta:editing-cycles>4</meta:editing-cycles>
    <meta:generator>OpenOffice/4.1.1$Win32 OpenOffice.org_project/411m6$Build-9775</meta:generator>
    <dc:date>2019-11-17T13:35:49.64</dc:date>
    <dc:creator>Alan Krzan</dc:creator>
    <meta:document-statistic meta:table-count="0" meta:image-count="3" meta:object-count="0" meta:page-count="12" meta:paragraph-count="160" meta:word-count="1544" meta:character-count="10625"/>
    <meta:user-defined meta:name="Info 1"/>
    <meta:user-defined meta:name="Info 2"/>
    <meta:user-defined meta:name="Info 3"/>
    <meta:user-defined meta:name="Info 4"/>
  </office:meta>
</office:document-meta>
</file>